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FreeSans1" svg:font-family="FreeSans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1.3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auto-grow-height="false" fo:min-height="19.6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7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.2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</style:style>
    <style:style style:name="pr1" style:family="presentation" style:parent-style-name="Default-title">
      <style:graphic-properties draw:auto-grow-height="fals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8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1" style:family="paragraph">
      <style:paragraph-properties>
        <style:tab-stops/>
      </style:paragraph-properties>
      <style:text-properties fo:color="#729fcf" fo:background-color="transparent"/>
    </style:style>
    <style:style style:name="P2" style:family="paragraph">
      <style:paragraph-properties>
        <style:tab-stops/>
      </style:paragraph-properties>
    </style:style>
    <style:style style:name="P3" style:family="paragraph">
      <loext:graphic-properties draw:fill="none" draw:fill-color="#ffffff"/>
      <style:paragraph-properties>
        <style:tab-stops/>
      </style:paragraph-properties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729fcf" fo:background-color="transparen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text-properties fo:color="#729fcf" fo:language="en" fo:country="GB" style:language-asian="zxx" style:country-asian="none" style:language-complex="zxx" style:country-complex="none"/>
    </style:style>
    <style:style style:name="P8" style:family="paragraph">
      <style:text-properties style:font-name="Courier 10 Pitch2" fo:language="en" fo:country="GB" style:language-asian="zxx" style:country-asian="none" style:language-complex="zxx" style:country-complex="none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Liberation Mono1" fo:font-size="11pt" fo:language="en" fo:country="GB" style:font-name-asian="Liberation Mono1" style:font-size-asian="10pt" style:language-asian="zxx" style:country-asian="none" style:font-name-complex="Liberation Mono1" style:font-size-complex="10pt" style:language-complex="zxx" style:country-complex="none"/>
    </style:style>
    <style:style style:name="P11" style:family="paragraph">
      <loext:graphic-properties draw:fill-color="#ffffff"/>
      <style:text-properties fo:language="en" fo:country="GB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text-properties fo:color="#6666ff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color="#009900"/>
    </style:style>
    <style:style style:name="P15" style:family="paragraph">
      <loext:graphic-properties draw:fill="none" draw:fill-color="#ffffff"/>
      <style:text-properties fo:color="#ff3333"/>
    </style:style>
    <style:style style:name="P16" style:family="paragraph">
      <style:text-properties fo:language="en" fo:country="GB" style:language-asian="zxx" style:country-asian="none" style:language-complex="zxx" style:country-complex="none"/>
    </style:style>
    <style:style style:name="P17" style:family="paragraph">
      <loext:graphic-properties draw:fill-color="#ffffff"/>
      <style:text-properties fo:font-size="20pt" fo:language="en" fo:country="GB" style:language-asian="zxx" style:country-asian="none" style:language-complex="zxx" style:country-complex="none"/>
    </style:style>
    <style:style style:name="P18" style:family="paragraph">
      <style:text-properties fo:color="#729fcf" fo:language="en" fo:country="GB"/>
    </style:style>
    <style:style style:name="P19" style:family="paragraph">
      <style:text-properties style:font-name="Courier 10 Pitch2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20" style:family="paragraph">
      <loext:graphic-properties draw:fill-color="#ffffff"/>
      <style:text-properties fo:language="en" fo:country="GB"/>
    </style:style>
    <style:style style:name="P21" style:family="paragraph">
      <style:text-properties fo:language="en" fo:country="GB"/>
    </style:style>
    <style:style style:name="P22" style:family="paragraph">
      <style:text-properties fo:color="#729fcf"/>
    </style:style>
    <style:style style:name="P23" style:family="paragraph">
      <loext:graphic-properties draw:fill-color="#ffffff"/>
    </style:style>
    <style:style style:name="T1" style:family="text">
      <style:text-properties fo:color="#729fcf" fo:language="en" fo:country="GB" fo:background-color="transparent" style:language-asian="zxx" style:country-asian="none" style:language-complex="zxx" style:country-complex="none"/>
    </style:style>
    <style:style style:name="T2" style:family="text">
      <style:text-properties fo:color="#729fcf" fo:font-size="28pt" fo:language="en" fo:country="GB" fo:background-color="transparent" style:language-asian="zxx" style:country-asian="none" style:language-complex="zxx" style:country-complex="none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style:style style:name="T5" style:family="text">
      <style:text-properties fo:color="#729fcf" fo:background-color="transparent"/>
    </style:style>
    <style:style style:name="T6" style:family="text">
      <style:text-properties fo:language="en" fo:country="GB" style:language-asian="zxx" style:country-asian="none" style:language-complex="zxx" style:country-complex="none"/>
    </style:style>
    <style:style style:name="T7" style:family="text">
      <style:text-properties fo:color="#729fcf" fo:language="zxx" fo:country="none" style:language-asian="zxx" style:country-asian="none" style:language-complex="zxx" style:country-complex="none"/>
    </style:style>
    <style:style style:name="T8" style:family="text">
      <style:text-properties style:font-name="Courier 10 Pitch2" fo:font-size="16pt" fo:language="en" fo:country="GB" style:font-size-asian="16pt" style:language-asian="zxx" style:country-asian="none" style:font-size-complex="16pt" style:language-complex="zxx" style:country-complex="none"/>
    </style:style>
    <style:style style:name="T9" style:family="text">
      <style:text-properties style:font-name="Liberation Mono1" fo:font-size="11pt" fo:language="zxx" fo:country="none" style:font-name-asian="Liberation Mono1" style:font-size-asian="10pt" style:language-asian="zxx" style:country-asian="none" style:font-name-complex="Liberation Mono1" style:font-size-complex="10pt" style:language-complex="zxx" style:country-complex="none"/>
    </style:style>
    <style:style style:name="T10" style:family="text">
      <style:text-properties fo:color="#ff3333" style:font-name="Liberation Mono1" fo:font-size="11pt" fo:language="zxx" fo:country="none" fo:font-weight="bold" style:font-name-asian="Liberation Mono1" style:font-size-asian="10pt" style:language-asian="zxx" style:country-asian="none" style:font-weight-asian="bold" style:font-name-complex="Liberation Mono1" style:font-size-complex="10pt" style:language-complex="zxx" style:country-complex="none" style:font-weight-complex="bold"/>
    </style:style>
    <style:style style:name="T11" style:family="text">
      <style:text-properties style:font-name="Liberation Mono1" fo:font-size="11pt" fo:language="zxx" fo:country="none" fo:font-weight="bold" style:font-name-asian="Liberation Mono1" style:font-size-asian="10pt" style:language-asian="zxx" style:country-asian="none" style:font-weight-asian="bold" style:font-name-complex="Liberation Mono1" style:font-size-complex="10pt" style:language-complex="zxx" style:country-complex="none" style:font-weight-complex="bold"/>
    </style:style>
    <style:style style:name="T12" style:family="text">
      <style:text-properties fo:color="#729fcf" fo:language="en" fo:country="GB" style:language-asian="zxx" style:country-asian="none" style:language-complex="zxx" style:country-complex="none"/>
    </style:style>
    <style:style style:name="T13" style:family="text">
      <style:text-properties style:font-name="Courier 10 Pitch2" fo:font-size="18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4" style:family="text">
      <style:text-properties style:font-name="Courier 10 Pitch2" fo:font-size="18pt" fo:language="en" fo:country="GB" style:font-size-asian="16pt" style:language-asian="zxx" style:country-asian="none" style:font-size-complex="16pt" style:language-complex="zxx" style:country-complex="none"/>
    </style:style>
    <style:style style:name="T15" style:family="text">
      <style:text-properties fo:color="#6666ff" style:font-name="Courier 10 Pitch2" fo:font-size="18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6" style:family="text">
      <style:text-properties fo:color="#009900" style:font-name="Courier 10 Pitch2" fo:font-size="18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7" style:family="text">
      <style:text-properties style:use-window-font-color="true" style:font-name="Courier 10 Pitch2" fo:font-size="18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8" style:family="text">
      <style:text-properties fo:color="#ff3333" style:font-name="Courier 10 Pitch2" fo:font-size="18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9" style:family="text">
      <style:text-properties fo:color="#ff33ff" style:font-name="Courier 10 Pitch2" fo:font-size="18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0" style:family="text">
      <style:text-properties fo:color="#6666ff"/>
    </style:style>
    <style:style style:name="T21" style:family="text">
      <style:text-properties fo:color="#009900"/>
    </style:style>
    <style:style style:name="T22" style:family="text">
      <style:text-properties fo:color="#ff3333"/>
    </style:style>
    <style:style style:name="T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language="zxx" fo:country="none" style:language-asian="zxx" style:country-asian="none" style:language-complex="zxx" style:country-complex="none"/>
    </style:style>
    <style:style style:name="T25" style:family="text">
      <style:text-properties fo:font-size="44pt" fo:language="zxx" fo:country="none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26" style:family="text">
      <style:text-properties fo:font-size="36pt" fo:language="zxx" fo:country="none" style:font-size-asian="32pt" style:language-asian="zxx" style:country-asian="none" style:font-size-complex="32pt" style:language-complex="zxx" style:country-complex="none"/>
    </style:style>
    <style:style style:name="T27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28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29" style:family="text">
      <style:text-properties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30" style:family="text">
      <style:text-properties style:font-name="Courier 10 Pitch2" fo:font-size="16pt" fo:language="en" fo:country="GB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31" style:family="text">
      <style:text-properties style:font-name="Courier 10 Pitch2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2" style:family="text">
      <style:text-properties fo:color="#009900" style:font-name="Courier 10 Pitch2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3" style:family="text">
      <style:text-properties fo:color="#009900" style:font-name="Courier 10 Pitch2" fo:font-size="16pt" fo:language="en" fo:country="GB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34" style:family="text">
      <style:text-properties fo:color="#729fcf" fo:language="en" fo:country="GB"/>
    </style:style>
    <style:style style:name="T35" style:family="text">
      <style:text-properties fo:color="#009900" style:font-name="Courier 10 Pitch2" fo:font-size="16pt" fo:language="en" fo:country="GB" fo:font-weight="bold" fo:background-color="transparent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6" style:family="text">
      <style:text-properties fo:color="#6666ff" style:font-name="Courier 10 Pitch2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7" style:family="text">
      <style:text-properties fo:color="#ff3333" style:font-name="Courier 10 Pitch2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8" style:family="text">
      <style:text-properties style:use-window-font-color="true" style:font-name="Courier 10 Pitch2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9" style:family="text">
      <style:text-properties fo:language="en" fo:country="GB"/>
    </style:style>
    <style:style style:name="T40" style:family="text">
      <style:text-properties fo:color="#729fcf"/>
    </style:style>
    <style:style style:name="T41" style:family="text">
      <style:text-properties style:font-name="Courier 10 Pitch2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42" style:family="text">
      <style:text-properties style:font-name="Courier 10 Pitch2" fo:font-size="26pt" fo:language="zxx" fo:country="none" style:font-size-asian="28pt" style:language-asian="zxx" style:country-asian="none" style:font-size-complex="28pt" style:language-complex="zxx" style:country-complex="none"/>
    </style:style>
    <style:style style:name="T43" style:family="text">
      <style:text-properties style:font-name="Liberation Mono4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44" style:family="text">
      <style:text-properties style:font-name="Liberation Sans4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45" style:family="text">
      <style:text-properties style:font-name="Courier 10 Pitch2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46" style:family="text">
      <style:text-properties style:font-name="Courier 10 Pitch2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(" style:num-suffix=")" style:num-format="1" text:start-value="5">
        <style:list-level-properties text:space-before="0.3cm"/>
        <style:text-properties style:use-window-font-color="true" fo:font-size="100%"/>
      </text:list-level-style-number>
      <text:list-level-style-number text:level="2" style:num-prefix="(" style:num-suffix=")" style:num-format="1" text:start-value="5">
        <style:list-level-properties text:space-before="1.5cm"/>
        <style:text-properties style:use-window-font-color="true" fo:font-size="100%"/>
      </text:list-level-style-number>
      <text:list-level-style-number text:level="3" style:num-prefix="(" style:num-suffix=")" style:num-format="1" text:start-value="5">
        <style:list-level-properties text:space-before="2.8cm"/>
        <style:text-properties style:use-window-font-color="true" fo:font-size="100%"/>
      </text:list-level-style-number>
      <text:list-level-style-number text:level="4" style:num-prefix="(" style:num-suffix=")" style:num-format="1" text:start-value="5">
        <style:list-level-properties text:space-before="4.2cm"/>
        <style:text-properties style:use-window-font-color="true" fo:font-size="100%"/>
      </text:list-level-style-number>
      <text:list-level-style-number text:level="5" style:num-prefix="(" style:num-suffix=")" style:num-format="1" text:start-value="5">
        <style:list-level-properties text:space-before="5.4cm"/>
        <style:text-properties style:use-window-font-color="true" fo:font-size="100%"/>
      </text:list-level-style-number>
      <text:list-level-style-number text:level="6" style:num-prefix="(" style:num-suffix=")" style:num-format="1" text:start-value="5">
        <style:list-level-properties text:space-before="6.6cm"/>
        <style:text-properties style:use-window-font-color="true" fo:font-size="100%"/>
      </text:list-level-style-number>
      <text:list-level-style-number text:level="7" style:num-prefix="(" style:num-suffix=")" style:num-format="1" text:start-value="5">
        <style:list-level-properties text:space-before="7.8cm"/>
        <style:text-properties style:use-window-font-color="true" fo:font-size="100%"/>
      </text:list-level-style-number>
      <text:list-level-style-number text:level="8" style:num-prefix="(" style:num-suffix=")" style:num-format="1" text:start-value="5">
        <style:list-level-properties text:space-before="9cm"/>
        <style:text-properties style:use-window-font-color="true" fo:font-size="100%"/>
      </text:list-level-style-number>
      <text:list-level-style-number text:level="9" style:num-prefix="(" style:num-suffix=")" style:num-format="1" text:start-value="5">
        <style:list-level-properties text:space-before="10.2cm"/>
        <style:text-properties style:use-window-font-color="true" fo:font-size="100%"/>
      </text:list-level-style-number>
      <text:list-level-style-number text:level="10" style:num-prefix="(" style:num-suffix=")" style:num-format="1" text:start-value="5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prefix="(" style:num-suffix=")" style:num-format="1" text:start-value="1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 text:start-value="1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 text:start-value="1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 text:start-value="1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 text:start-value="1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 text:start-value="1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 text:start-value="1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 text:start-value="1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 text:start-value="1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 text:start-value="1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776cm" svg:height="4.634cm" svg:x="2cm" svg:y="4.303cm" presentation:class="title" presentation:user-transformed="true">
          <draw:text-box>
            <text:p><text:span text:style-name="T1">Param</text:span><text:span text:style-name="T1">etrizing </text:span><text:span text:style-name="T1">CFS </text:span><text:span text:style-name="T1">load </text:span><text:span text:style-name="T1">balanci</text:span><text:span text:style-name="T1">ng</text:span><text:span text:style-name="T1"><text:line-break/></text:span><text:span text:style-name="T2">nr_running / </text:span><text:span text:style-name="T2">utilization / </text:span><text:span text:style-name="T2">load</text:span></text:p>
          </draw:text-box>
        </draw:frame>
        <draw:frame draw:style-name="gr1" draw:text-style-name="P3" draw:layer="layout" svg:width="11.809cm" svg:height="1.987cm" svg:x="14.175cm" svg:y="14.778cm">
          <draw:text-box>
            <text:p text:style-name="P2"><text:span text:style-name="T3"><text:s text:c="20"/></text:span><text:span text:style-name="T3">Dietmar </text:span><text:span text:style-name="T3">Eggemann</text:span></text:p>
            <text:p text:style-name="P2"><text:span text:style-name="T3">&lt;dietmar.egge</text:span><text:span text:style-name="T3">mann@arm.co</text:span><text:span text:style-name="T3">m&gt;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Agend</text:span><text:span text:style-name="T5">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Overview existing CFS Load-Balancer Design</text:p>
                <text:list>
                  <text:list-item>
                    <text:p>Used Statistics</text:p>
                  </text:list-item>
                  <text:list-item>
                    <text:p>Supported Features</text:p>
                  </text:list-item>
                  <text:list-item>
                    <text:p>Applied Heuristics</text:p>
                  </text:list-item>
                </text:list>
              </text:list-item>
              <text:list-item>
                <text:p>Discussion - Changing existing CFS load-balancer to use either nr_running, utilization or load</text:p>
                <text:list>
                  <text:list-item>
                    <text:p><text:span text:style-name="T6">Is it feasible at all ?</text:span></text:p>
                  </text:list-item>
                  <text:list-item>
                    <text:p><text:span text:style-name="T6">What has to be changed ?</text:span></text:p>
                  </text:list-item>
                  <text:list-item>
                    <text:p><text:span text:style-name="T6">How can this be achieved ?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Current </text:span><text:span text:style-name="T7">Exampl</text:span><text:span text:style-name="T7">e from </text:span><text:span text:style-name="T7">LKML</text:span></text:p>
          </draw:text-box>
        </draw:frame>
        <draw:frame presentation:style-name="pr4" draw:text-style-name="P8" draw:layer="layout" svg:width="28.055cm" svg:height="13.56cm" svg:x="0.007cm" svg:y="4.88cm" presentation:class="outline" presentation:user-transformed="true">
          <draw:text-box>
            <text:list text:style-name="L2">
              <text:list-header>
                <text:p><text:span text:style-name="T8"/></text:p>
                <text:list>
                  <text:list-item>
                    <text:list>
                      <text:list-header>
                        <text:p><text:span text:style-name="T8"/></text:p>
                        <text:p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10" draw:layer="layout" svg:width="22.7cm" svg:height="16.5cm" svg:x="3.814cm" svg:y="4.194cm">
          <draw:text-box>
            <text:p text:style-name="P9"><text:span text:style-name="T9">A load balancer </text:span><text:span text:style-name="T9">calculates imbalance </text:span><text:span text:style-name="T9">factor for particular </text:span><text:span text:style-name="T9">shed</text:span></text:p>
            <text:p text:style-name="P9"><text:span text:style-name="T9">domain and tries to </text:span><text:span text:style-name="T9">steal up the </text:span><text:span text:style-name="T9">prescribed amount of </text:span><text:span text:style-name="T9">weighted load.</text:span></text:p>
            <text:p text:style-name="P9"><text:span text:style-name="T9">However, a small </text:span><text:span text:style-name="T9">imbalance factor would </text:span><text:span text:style-name="T9">sometimes prevent us </text:span><text:span text:style-name="T9">from</text:span></text:p>
            <text:p text:style-name="P9"><text:span text:style-name="T9">stealing any tasks at </text:span><text:span text:style-name="T9">all. </text:span><text:span text:style-name="T10">When a CPU is </text:span><text:span text:style-name="T10">newly idle, it should</text:span></text:p>
            <text:p text:style-name="P9"><text:span text:style-name="T10">steal first task which </text:span><text:span text:style-name="T10">passes a migration </text:span><text:span text:style-name="T10">criteria.</text:span></text:p>
            <text:p text:style-name="P9"><text:span text:style-name="T9"/></text:p>
            <text:p text:style-name="P9"><text:span text:style-name="T9">---</text:span></text:p>
            <text:p text:style-name="P9"><text:span text:style-name="T9"><text:s/></text:span><text:span text:style-name="T9">kernel/sched/fair.c | </text:span><text:span text:style-name="T9">13 +++++++++++--</text:span></text:p>
            <text:p text:style-name="P9"><text:span text:style-name="T9"><text:s/></text:span><text:span text:style-name="T9">...</text:span></text:p>
            <text:p text:style-name="P9"><text:span text:style-name="T9">@@ -6802,6 +6802,14 @@ </text:span><text:span text:style-name="T9">static int </text:span><text:span text:style-name="T11">detach_tasks</text:span><text:span text:style-name="T9">(struct </text:span><text:span text:style-name="T9">lb_env *env)</text:span></text:p>
            <text:p text:style-name="P9"><text:span text:style-name="T9"><text:s text:c="16"/></text:span><text:span text:style-name="T9">if </text:span><text:span text:style-name="T9">(env-&gt;idle != </text:span><text:span text:style-name="T9">CPU_NOT_IDLE &amp;&amp; env-</text:span><text:span text:style-name="T9">&gt;src_rq-&gt;nr_running &lt;= </text:span><text:span text:style-name="T9">1)</text:span></text:p>
            <text:p text:style-name="P9"><text:span text:style-name="T9"><text:s text:c="23"/></text:span><text:span text:style-name="T9"><text:s/></text:span><text:span text:style-name="T9">break;</text:span></text:p>
            <text:p text:style-name="P9"><text:span text:style-name="T9"><text:s/></text:span></text:p>
            <text:p text:style-name="P9"><text:span text:style-name="T9">+ <text:s text:c="14"/>/*</text:span></text:p>
            <text:p text:style-name="P9"><text:span text:style-name="T9">+ <text:s text:c="15"/>* </text:span><text:span text:style-name="T9">Another CPU can place </text:span><text:span text:style-name="T9">tasks, since we do not </text:span><text:span text:style-name="T9">hold dst_rq lock</text:span></text:p>
            <text:p text:style-name="P9"><text:span text:style-name="T9">+ <text:s text:c="15"/>* </text:span><text:span text:style-name="T9">while doing balancing. </text:span><text:span text:style-name="T9">If newly idle CPU </text:span><text:span text:style-name="T9">already got something,</text:span></text:p>
            <text:p text:style-name="P9"><text:span text:style-name="T9">+ <text:s text:c="15"/>* </text:span><text:span text:style-name="T9">give up to reduce </text:span><text:span text:style-name="T9">latency.</text:span></text:p>
            <text:p text:style-name="P9"><text:span text:style-name="T9">+ <text:s text:c="15"/>*/</text:span></text:p>
            <text:p text:style-name="P9"><text:span text:style-name="T9">+ <text:s text:c="14"/>if </text:span><text:span text:style-name="T9">(env-&gt;idle == </text:span><text:span text:style-name="T9">CPU_NEWLY_IDLE &amp;&amp; env-</text:span><text:span text:style-name="T9">&gt;dst_rq-&gt;nr_running &gt; </text:span><text:span text:style-name="T9">0)</text:span></text:p>
            <text:p text:style-name="P9"><text:span text:style-name="T9">+ <text:s text:c="21"/></text:span><text:span text:style-name="T9"><text:s/>break;</text:span></text:p>
            <text:p text:style-name="P9"><text:span text:style-name="T9">+</text:span></text:p>
            <text:p text:style-name="P9"><text:span text:style-name="T9"><text:s text:c="16"/></text:span><text:span text:style-name="T9">p = </text:span><text:span text:style-name="T9">list_first_entry(tasks</text:span><text:span text:style-name="T9">, struct task_struct, </text:span><text:span text:style-name="T9">se.group_node);</text:span></text:p>
            <text:p text:style-name="P9"><text:span text:style-name="T9"><text:s/></text:span></text:p>
            <text:p text:style-name="P9"><text:span text:style-name="T9"><text:s text:c="16"/></text:span><text:span text:style-name="T9">env-</text:span><text:span text:style-name="T9">&gt;loop++;</text:span></text:p>
            <text:p text:style-name="P9"><text:span text:style-name="T9">@@ -6824,8 +6832,9 @@ </text:span><text:span text:style-name="T9">static int </text:span><text:span text:style-name="T9">detach_tasks(struct </text:span><text:span text:style-name="T9">lb_env *env)</text:span></text:p>
            <text:p text:style-name="P9"><text:span text:style-name="T9"><text:s text:c="16"/></text:span><text:span text:style-name="T9">if </text:span><text:span text:style-name="T9">(sched_feat(LB_MIN) &amp;&amp; </text:span><text:span text:style-name="T9">load &lt; 16 &amp;&amp; !env-&gt;sd-</text:span><text:span text:style-name="T9">&gt;nr_balance_failed)</text:span></text:p>
            <text:p text:style-name="P9"><text:span text:style-name="T9"><text:s text:c="23"/></text:span><text:span text:style-name="T9"><text:s/></text:span><text:span text:style-name="T9">goto next;</text:span></text:p>
            <text:p text:style-name="P9"><text:span text:style-name="T9"><text:s/></text:span></text:p>
            <text:p text:style-name="P9"><text:span text:style-name="T10">- <text:s text:c="14"/>if </text:span><text:span text:style-name="T10">((load / 2) &gt; env-</text:span><text:span text:style-name="T10">&gt;imbalance)</text:span></text:p>
            <text:p text:style-name="P9"><text:span text:style-name="T10">- <text:s text:c="21"/></text:span><text:span text:style-name="T10"><text:s/>goto next;</text:span></text:p>
            <text:p text:style-name="P9"><text:span text:style-name="T10">+ <text:s text:c="14"/>if </text:span><text:span text:style-name="T10">(env-&gt;idle != </text:span><text:span text:style-name="T10">CPU_NEWLY_IDLE)</text:span></text:p>
            <text:p text:style-name="P9"><text:span text:style-name="T10">+ <text:s text:c="21"/></text:span><text:span text:style-name="T10"><text:s/>if ((load / 2) &gt; env-</text:span><text:span text:style-name="T10">&gt;imbalance)</text:span></text:p>
            <text:p text:style-name="P9"><text:span text:style-name="T10">+ <text:s text:c="21"/></text:span><text:span text:style-name="T10"><text:s text:c="9"/>goto next;</text:span></text:p>
            <text:p text:style-name="P9"><text:span text:style-name="T9"><text:s/></text:span></text:p>
            <text:p text:style-name="P9"><text:span text:style-name="T9"><text:s text:c="16"/></text:span><text:span text:style-name="T9">detach_task(p, env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12">Load </text:span><text:span text:style-name="T12">balanc</text:span><text:span text:style-name="T12">e path </text:span><text:span text:style-name="T12">simplifi</text:span><text:span text:style-name="T12">ed)</text:span></text:p>
          </draw:text-box>
        </draw:frame>
        <draw:frame presentation:style-name="pr4" draw:text-style-name="P8" draw:layer="layout" svg:width="26cm" svg:height="13.56cm" svg:x="0.706cm" svg:y="4.88cm" presentation:class="outline" presentation:user-transformed="true">
          <draw:text-box>
            <text:list text:style-name="L2">
              <text:list-header>
                <text:p><text:span text:style-name="T13">load_balance()</text:span></text:p>
                <text:list>
                  <text:list-header>
                    <text:p><text:span text:style-name="T14">find_busiest_group()</text:span></text:p>
                    <text:list>
                      <text:list-header>
                        <text:p><text:span text:style-name="T15">update_sd_lb_stats()</text:span></text:p>
                        <text:list>
                          <text:list-header>
                            <text:p><text:span text:style-name="T15">update_sg_lb_stats()</text:span></text:p>
                            <text:p><text:span text:style-name="T14">update_sd_pick_busiest()</text:span></text:p>
                          </text:list-header>
                        </text:list>
                        <text:p><text:span text:style-name="T13">/* Heuristics 1 */</text:span></text:p>
                        <text:p><text:span text:style-name="T16">calculate_imbalance()</text:span></text:p>
                        <text:list>
                          <text:list-header>
                            <text:p><text:span text:style-name="T17">/* Heuristics 2 */</text:span></text:p>
                            <text:p><text:span text:style-name="T16">fix_small_imbalance()</text:span></text:p>
                            <text:list>
                              <text:list-header>
                                <text:p><text:span text:style-name="T17">/* Heuristics 3 */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  <text:p><text:span text:style-name="T14">find_busiest_queue()</text:span></text:p>
                    <text:p><text:span text:style-name="T14">if (busiest-&gt;nr_running &gt; 1)</text:span></text:p>
                    <text:list>
                      <text:list-header>
                        <text:p><text:span text:style-name="T14">cur_ld_moved = </text:span><text:span text:style-name="T18">detach_tasks()</text:span></text:p>
                        <text:p><text:span text:style-name="T14">if (cur_ld_moved)</text:span></text:p>
                        <text:list>
                          <text:list-header>
                            <text:p><text:span text:style-name="T18">attach_tasks()</text:span></text:p>
                          </text:list-header>
                        </text:list>
                        <text:p><text:span text:style-name="T14">if (imb)</text:span></text:p>
                        <text:list>
                          <text:list-header>
                            <text:p><text:span text:style-name="T19">/* affinity handling, LBF_DST_PINNED, LBF_ALL_PINNED) */</text:span></text:p>
                            <text:p><text:span text:style-name="T19">if (LBF_SOME_PINNED &amp;&amp; imb &gt; 0)</text:span></text:p>
                            <text:list>
                              <text:list-header>
                                <text:p><text:span text:style-name="T19">sd_parent-&gt;groups-&gt;sgc-&gt;imbalance = 1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  <text:p><text:span text:style-name="T14">if (!ld_moved &amp;&amp; need_active_balance()))</text:span></text:p>
                    <text:list>
                      <text:list-header>
                        <text:p><text:span text:style-name="T14">stop_one_cpu_nowait(..., </text:span><text:span text:style-name="T18">active_load_balance_cpu_stop</text:span><text:span text:style-name="T14">, ...)</text:span></text:p>
                        <text:p><text:span text:style-name="T14"/></text:p>
                        <text:p><text:span text:style-name="T8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12" draw:layer="layout" svg:width="5.857cm" svg:height="0.962cm" svg:x="14.1cm" svg:y="6.34cm">
          <draw:text-box>
            <text:p><text:span text:style-name="T20">Statistics gathering</text:span></text:p>
          </draw:text-box>
        </draw:frame>
        <draw:custom-shape draw:style-name="gr5" draw:text-style-name="P13" draw:layer="layout" svg:width="2cm" svg:height="1cm" svg:x="11.8cm" svg:y="6.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3" draw:layer="layout" svg:width="2cm" svg:height="1cm" svg:x="11.801cm" svg:y="9.0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4" draw:layer="layout" svg:width="9.65cm" svg:height="0.962cm" svg:x="14.101cm" svg:y="9.08cm">
          <draw:text-box>
            <text:p><text:span text:style-name="T21">How much load </text:span><text:span text:style-name="T21">should be pulled</text:span></text:p>
          </draw:text-box>
        </draw:frame>
        <draw:custom-shape draw:style-name="gr5" draw:text-style-name="P13" draw:layer="layout" svg:width="2cm" svg:height="1cm" svg:x="11.802cm" svg:y="12.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5" draw:layer="layout" svg:width="7.411cm" svg:height="0.962cm" svg:x="14.101cm" svg:y="12.478cm">
          <draw:text-box>
            <text:p><text:span text:style-name="T22">Pull load in form of </text:span><text:span text:style-name="T22">tas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12">Load </text:span><text:span text:style-name="T12">balanc</text:span><text:span text:style-name="T12">e input </text:span><text:span text:style-name="T12">signals</text:span><text:span text:style-name="T6"> </text:span></text:p>
          </draw:text-box>
        </draw:frame>
        <draw:frame presentation:style-name="pr4" draw:text-style-name="P16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<text:span text:style-name="T23">Load</text:span><text:span text:style-name="T24"> for entity (task)</text:span></text:p>
                <text:list>
                  <text:list-item>
                    <text:p><text:span text:style-name="T24">PELT: sa.load_avg, runnable/blocked time for entity plus task priority</text:span></text:p>
                  </text:list-item>
                </text:list>
              </text:list-item>
              <text:list-item>
                <text:p><text:span text:style-name="T23">Runnable load</text:span><text:span text:style-name="T24"> for cfs_rq</text:span></text:p>
                <text:list>
                  <text:list-item>
                    <text:p><text:span text:style-name="T24">(PELT: cfs_rq-&gt;runnable_load_avg, runnable time of aggregated entities)</text:span></text:p>
                  </text:list-item>
                </text:list>
              </text:list-item>
              <text:list-item>
                <text:p><text:span text:style-name="T23">h_nr_running</text:span><text:span text:style-name="T24"> (number runnable tasks)</text:span></text:p>
              </text:list-item>
              <text:list-item>
                <text:p><text:span text:style-name="T23">Utilization</text:span><text:span text:style-name="T24"> for cfs_rq (running/blocked time)</text:span></text:p>
              </text:list-item>
              <text:list-item>
                <text:p><text:span text:style-name="T23">Cpu capacity</text:span></text:p>
                <text:p><text:span text:style-name="T23"/></text:p>
              </text:list-item>
              <text:list-item>
                <text:p><text:span text:style-name="T23">Derived signals</text:span></text:p>
                <text:list>
                  <text:list-item>
                    <text:p><text:span text:style-name="T23">avg_load</text:span><text:span text:style-name="T24"> (runnable load / capacity)</text:span></text:p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Featur</text:span><text:span text:style-name="T7">es</text:span></text:p>
          </draw:text-box>
        </draw:frame>
        <draw:frame presentation:style-name="pr4" draw:text-style-name="P16" draw:layer="layout" svg:width="25cm" svg:height="15.31cm" svg:x="0.68cm" svg:y="3.99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5">ASYM packing (Power 7/8, Turbo Boost 3)</text:span></text:p>
                    <text:list>
                      <text:list-item>
                        <text:p><text:span text:style-name="T26">find_busiest_group()/update_sd_pick_busiest(): sg-</text:span><text:span text:style-name="T26">&gt;asym_prefer_cpu</text:span></text:p>
                        <text:p><text:span text:style-name="T27"><text:s/></text:span></text:p>
                      </text:list-item>
                    </text:list>
                    <text:p><text:span text:style-name="T25">Prefer sibling (SMT)</text:span></text:p>
                    <text:list>
                      <text:list-item text:start-value="1">
                        <text:p><text:span text:style-name="T26">update_sd_lb_stats(): sgs→group_type = </text:span><text:span text:style-name="T26">group_overloaded</text:span></text:p>
                        <text:p><text:span text:style-name="T25"/></text:p>
                      </text:list-item>
                    </text:list>
                    <text:p><text:span text:style-name="T25">Fbq (Find_Busiest_Queue) types (NUMA)</text:span></text:p>
                    <text:list>
                      <text:list-item text:start-value="1">
                        <text:p><text:span text:style-name="T28">update_sd_lb_stats(): env-&gt;fbq_type = fbq_classify_group()</text:span></text:p>
                      </text:list-item>
                      <text:list-item>
                        <text:p><text:span text:style-name="T28">find_busiest_queue(): fbq_type rt = fbq_classify_rq(rq)</text:span></text:p>
                        <text:p><text:span text:style-name="T28"/></text:p>
                      </text:list-item>
                    </text:list>
                    <text:p><text:span text:style-name="T25">Affinity (sched_group-&gt;group_type == </text:span><text:span text:style-name="T25">group_imbalanced)</text:span></text:p>
                    <text:list>
                      <text:list-item text:start-value="1">
                        <text:p><text:span text:style-name="T28">Set in load_balance() for domain / used in </text:span><text:span text:style-name="T28">find_busiest_group() for domain-&gt;parent</text:span></text:p>
                        <text:p><text:span text:style-name="T28"/></text:p>
                      </text:list-item>
                    </text:list>
                    <text:p><text:span text:style-name="T25">Per-system state (root_domain-&gt;overload)</text:span></text:p>
                    <text:list>
                      <text:list-item text:start-value="1">
                        <text:p><text:span text:style-name="T28">Skip idle balance if <text:s/>not overloaded (more than one </text:span><text:span text:style-name="T28">runnable task on any cpu)</text:span></text:p>
                        <text:p><text:span text:style-name="T28"/></text:p>
                      </text:list-item>
                    </text:list>
                    <text:p><text:span text:style-name="T25">Idle types</text:span></text:p>
                    <text:list>
                      <text:list-item text:start-value="1">
                        <text:p><text:span text:style-name="T28">(nohz idle (CPU_IDLE), periodic (CPU_NOT_IDLE), idle </text:span><text:span text:style-name="T28">balance (CPU_NEWLY_IDLE))</text:span></text:p>
                        <text:p><text:span text:style-name="T28"/></text:p>
                      </text:list-item>
                    </text:list>
                    <text:p><text:span text:style-name="T25">CONFIG_PREEMPT</text:span></text:p>
                    <text:list>
                      <text:list-item text:start-value="1">
                        <text:p><text:span text:style-name="T28">Break after first task is detached for CPU_NEWLY_IDLE to </text:span><text:span text:style-name="T28">restrict latency</text:span></text:p>
                        <text:p><text:span text:style-name="T28"/></text:p>
                      </text:list-item>
                    </text:list>
                    <text:p><text:span text:style-name="T29">-&gt; Introduce exceptions in the default </text:span><text:span text:style-name="T29">avg_load based load balance handlin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12">Statisti</text:span><text:span text:style-name="T12">cs </text:span><text:span text:style-name="T12">gatheri</text:span><text:span text:style-name="T12">ng</text:span></text:p>
          </draw:text-box>
        </draw:frame>
        <draw:frame presentation:style-name="pr4" draw:text-style-name="P8" draw:layer="layout" svg:width="26.8cm" svg:height="16.244cm" svg:x="0.4cm" svg:y="3.999cm" presentation:class="outline" presentation:user-transformed="true">
          <draw:text-box>
            <text:list text:style-name="L2">
              <text:list-header>
                <text:p><text:span text:style-name="T30">update_sg_lb_stats()</text:span></text:p>
                <text:list>
                  <text:list-header>
                    <text:p><text:span text:style-name="T30">for_each_cpu(sched_group_cpus(group))</text:span></text:p>
                    <text:list>
                      <text:list-header>
                        <text:p><text:span text:style-name="T31">sgs→group_load </text:span><text:span text:style-name="T30">+= load</text:span><text:span text:style-name="T31"> </text:span><text:span text:style-name="T32">/* min/max(cfs_rq→runnable_load, rq→cpu_load[idx]) */</text:span></text:p>
                        <text:p><text:span text:style-name="T31">sgs→group_util</text:span><text:span text:style-name="T30"> += cpu_util</text:span><text:span text:style-name="T31"> </text:span><text:span text:style-name="T32">/* min(rq.cfs.avg.util_avg), cpu_orig_capa */</text:span></text:p>
                        <text:p><text:span text:style-name="T31">sgs→sum_nr_running</text:span><text:span text:style-name="T30"> += rq→cfs.h_nr_running</text:span></text:p>
                        <text:p><text:span text:style-name="T31">sgs→sum_weighted_load</text:span><text:span text:style-name="T30"> += weighted_cpuload </text:span><text:span text:style-name="T32">/* cfs_rq→runnable_load */</text:span></text:p>
                      </text:list-header>
                    </text:list>
                    <text:p><text:span text:style-name="T30">sgs→group_capacity = group→sgc→capacity</text:span></text:p>
                    <text:p><text:span text:style-name="T31">sgs→avg_load</text:span><text:span text:style-name="T30"> = (sgs→group_load * 1024) / sgs-&gt;group_capacity</text:span></text:p>
                    <text:p><text:span text:style-name="T31">sgs→load_per_task</text:span><text:span text:style-name="T30"> = </text:span><text:span text:style-name="T31">sgs→sum_weighted_load</text:span><text:span text:style-name="T30"> / sgs→sum_nr_running</text:span></text:p>
                    <text:p><text:span text:style-name="T30">sgs→group_no_capacity = group_is_overloaded()</text:span></text:p>
                    <text:p><text:span text:style-name="T31">sgs→group_type</text:span><text:span text:style-name="T30"> = group_classify() </text:span></text:p>
                  </text:list-header>
                </text:list>
                <text:p><text:span text:style-name="T30">update_sd_lb_stats()</text:span></text:p>
                <text:list>
                  <text:list-header>
                    <text:p><text:span text:style-name="T30">sds→total_load += sgs→group_load</text:span></text:p>
                    <text:p><text:span text:style-name="T30">sds→total_capacity += sgs→group_capacity</text:span></text:p>
                    <text:p><text:span text:style-name="T30">if (child-&gt;flags &amp; SD_PREFER_SIBLING) </text:span><text:span text:style-name="T33">/* SMT */</text:span></text:p>
                    <text:list>
                      <text:list-header>
                        <text:p><text:span text:style-name="T31">sgs→group_type</text:span><text:span text:style-name="T30"> = group_overloaded</text:span></text:p>
                      </text:list-header>
                    </text:list>
                  </text:list-header>
                </text:list>
                <text:p><text:span text:style-name="T30">find_busiest_group()</text:span></text:p>
                <text:list>
                  <text:list-header>
                    <text:p><text:span text:style-name="T31">sds→avg_load</text:span><text:span text:style-name="T30"> = 1024 * sds.total_load / sds.total_capacity </text:span></text:p>
                    <text:p><text:span text:style-name="T8"/></text:p>
                    <text:list>
                      <text:list-header>
                        <text:p><text:span text:style-name="T8"/></text:p>
                        <text:p><text:span text:style-name="T8"/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18" draw:layer="layout" svg:width="25.199cm" svg:height="3.506cm" svg:x="1.4cm" svg:y="0.837cm" presentation:class="title">
          <draw:text-box>
            <text:p><text:span text:style-name="T34">Heuristi</text:span><text:span text:style-name="T34">cs 1 - </text:span><text:span text:style-name="T34">find_bu</text:span><text:span text:style-name="T34">siest_g</text:span><text:span text:style-name="T34">roup()</text:span></text:p>
          </draw:text-box>
        </draw:frame>
        <draw:frame presentation:style-name="pr4" draw:text-style-name="P19" draw:layer="layout" svg:width="28.386cm" svg:height="13.72cm" svg:x="-0.695cm" svg:y="5.101cm" presentation:class="outline" presentation:user-transformed="true">
          <draw:text-box>
            <text:list text:style-name="L2">
              <text:list-header>
                <text:p><text:span text:style-name="T31"/></text:p>
                <text:list>
                  <text:list-header>
                    <text:p><text:span text:style-name="T35">/* 1. ASYM packing */</text:span></text:p>
                    <text:p><text:span text:style-name="T31">if (check_asym_packing()) -&gt; </text:span><text:span text:style-name="T36">return sds.busiest</text:span></text:p>
                    <text:p><text:span text:style-name="T32">/* 2. nothing to do */</text:span></text:p>
                    <text:p><text:span text:style-name="T31">(!sds.busiest || busiest-&gt;sum_nr_running == 0) -&gt; </text:span><text:span text:style-name="T37">out_balanced</text:span></text:p>
                    <text:p><text:span text:style-name="T32">/* 3. group classification -&gt; bypass 'avg load' heuristics */</text:span></text:p>
                    <text:p><text:span text:style-name="T31">if (busiest == group_imbalanced) -&gt; </text:span><text:span text:style-name="T36">force_balance</text:span></text:p>
                    <text:p><text:span text:style-name="T32">/* 4. nr_running &amp; utilization/capacity */</text:span></text:p>
                    <text:p><text:span text:style-name="T31">if (CPU_NEWLY_IDLE &amp;&amp; group_has_capacity(l) &amp;&amp; b-&gt;group_no_capacity) -&gt; </text:span><text:span text:style-name="T36">force_balance</text:span></text:p>
                    <text:p><text:span text:style-name="T32">/* 5. avg load based */</text:span></text:p>
                    <text:p><text:span text:style-name="T31">if (local-&gt;avg_load &gt;= busiest-&gt;avg_load) -&gt; </text:span><text:span text:style-name="T37">out_balanced</text:span></text:p>
                    <text:p><text:span text:style-name="T32">/* 6. do not create more idle cpus */</text:span></text:p>
                    <text:p><text:span text:style-name="T31">if (CPU_IDLE &amp;&amp; b != group_overloaded &amp;&amp; l-&gt;idle_cpus &lt;= b-&gt;idle_cpus + 1) -&gt; </text:span><text:span text:style-name="T37">out_balanced</text:span></text:p>
                    <text:p><text:span text:style-name="T32">/* 7. compare avg load with imbalance factor */</text:span></text:p>
                    <text:p><text:span text:style-name="T31">if (!CPU_IDLE &amp;&amp; 100 * busiest-&gt;avg_load &lt;= imbalance_pct * local-&gt;avg_load) -&gt; </text:span><text:span text:style-name="T37">out_balanced</text:span></text:p>
                    <text:list>
                      <text:list-header>
                        <text:p><text:span text:style-name="T31"/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21" draw:layer="layout" svg:width="25.8cm" svg:height="3.589cm" svg:x="1.4cm" svg:y="0.796cm" presentation:class="title" presentation:user-transformed="true">
          <draw:text-box>
            <text:p><text:span text:style-name="T34">Heuristi</text:span><text:span text:style-name="T34">cs 2 - </text:span><text:span text:style-name="T34">calculat</text:span><text:span text:style-name="T34">e_imba</text:span><text:span text:style-name="T34">lance()</text:span></text:p>
          </draw:text-box>
        </draw:frame>
        <draw:frame presentation:style-name="pr4" draw:text-style-name="P19" draw:layer="layout" svg:width="27.873cm" svg:height="15.496cm" svg:x="-0.693cm" svg:y="4.382cm" presentation:class="outline" presentation:user-transformed="true">
          <draw:text-box>
            <text:list text:style-name="L2">
              <text:list-header>
                <text:p><text:span text:style-name="T31"/></text:p>
                <text:list>
                  <text:list-header>
                    <text:p><text:span text:style-name="T32">/* 1. cannot rely on group-wide averages */</text:span></text:p>
                    <text:p><text:span text:style-name="T38">if (busiest-&gt;group_type == group_imbalanced)</text:span></text:p>
                    <text:list>
                      <text:list-header>
                        <text:p><text:span text:style-name="T38">busiest-&gt;load_per_task = min(busiest-&gt;load_per_task, sds-&gt;avg_load)</text:span></text:p>
                      </text:list-header>
                    </text:list>
                    <text:p><text:span text:style-name="T32">/* 2. because of capacity and skipping of sg’s w/ smaller group_type*/</text:span></text:p>
                    <text:p><text:span text:style-name="T31">if (busiest-&gt;avg_load &lt;= sds-&gt;avg_load || local-&gt;avg_load &gt;= sds-&gt;avg_load)</text:span></text:p>
                    <text:list>
                      <text:list-header>
                        <text:p><text:span text:style-name="T31">fix_small_imbalance()</text:span></text:p>
                      </text:list-header>
                    </text:list>
                    <text:p><text:span text:style-name="T32">/* 3. avoid creating idle cpus */</text:span></text:p>
                    <text:p><text:span text:style-name="T31">if ({b/l}-&gt;group_type == overloaded &amp;&amp; b-&gt;nr_running * 1024 &gt; b→capa)</text:span></text:p>
                    <text:list>
                      <text:list-header>
                        <text:p><text:span text:style-name="T31">load_above_capa = (b-&gt;nr_running * 1024 – b-&gt;capa)*1024/b-&gt;capa</text:span></text:p>
                      </text:list-header>
                    </text:list>
                    <text:p><text:span text:style-name="T32">/* 4. trying to get all the cpus to the average_load */</text:span></text:p>
                    <text:p><text:span text:style-name="T32">/* <text:s text:c="3"/>do not push local above and busiest below avg_load */</text:span></text:p>
                    <text:p><text:span text:style-name="T32">/* <text:s text:c="3"/>do not reduce group load below group capacity */ </text:span></text:p>
                    <text:p><text:span text:style-name="T31">imb = min(min(diff_avg_ld(b,sds), load_above_capa)*b→cap, diff_avg_ld(sds,l)*l→capa))</text:span></text:p>
                    <text:p><text:span text:style-name="T32">/* 5. no guarantee that any task will be suitable */</text:span></text:p>
                    <text:p><text:span text:style-name="T31">if (imb &lt; busiest-&gt;load_per_task)</text:span></text:p>
                    <text:list>
                      <text:list-header>
                        <text:p><text:span text:style-name="T31">fix_small_imbalance()</text:span></text:p>
                        <text:p><text:span text:style-name="T31"/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>
          <draw:text-box>
            <text:p><text:span text:style-name="T34">Heuristi</text:span><text:span text:style-name="T34">cs 3 - </text:span><text:span text:style-name="T34">fix_sm</text:span><text:span text:style-name="T34">all_imb</text:span><text:span text:style-name="T34">alance(</text:span><text:span text:style-name="T34">)</text:span><text:span text:style-name="T39"> </text:span></text:p>
          </draw:text-box>
        </draw:frame>
        <draw:frame presentation:style-name="pr4" draw:text-style-name="P19" draw:layer="layout" svg:width="27.873cm" svg:height="15.496cm" svg:x="0.007cm" svg:y="4.982cm" presentation:class="outline" presentation:user-transformed="true">
          <draw:text-box>
            <text:list text:style-name="L2">
              <text:list-header>
                <text:p><text:span text:style-name="T32"/></text:p>
                <text:p><text:span text:style-name="T32">/* determine if moving one task over is beneficial */</text:span></text:p>
                <text:p><text:span text:style-name="T32">/* meaning of one task has changed: smpnice &amp; fine grained load accounting */</text:span></text:p>
                <text:list>
                  <text:list-header>
                    <text:p><text:span text:style-name="T31">imbn = (l→sum_nr_running &amp;&amp; (b-&gt;load_per_task &gt; l-&gt;load_per_task)) ? 1 : 2</text:span></text:p>
                    <text:p><text:span text:style-name="T32">/* 1. b→avg_load is scaled_busy_load_per_task greater than l-&gt;avg_load</text:span></text:p>
                    <text:p><text:span text:style-name="T31">if (b-&gt;avg_load + (b-&gt;load_per_task * 1024/b-&gt;capa) &gt;= l-&gt;avg_load + <text:s/></text:span></text:p>
                    <text:p><text:span text:style-name="T31"><text:s text:c="8"/></text:span><text:span text:style-name="T31">imbn * (b-&gt;load_per_task * 1024/b-&gt;capa))</text:span></text:p>
                    <text:list>
                      <text:list-header>
                        <text:p><text:span text:style-name="T31">return (imb = busiest-&gt;load_per_task)</text:span></text:p>
                      </text:list-header>
                    </text:list>
                    <text:p><text:span text:style-name="T32">/* 2. not enough imb to move tasks, try to increase total cpu capacity */</text:span></text:p>
                    <text:p><text:span text:style-name="T32">/* <text:s text:c="3"/>move if throughput increases */</text:span></text:p>
                    <text:p><text:span text:style-name="T31">capa_now = …</text:span></text:p>
                    <text:p><text:span text:style-name="T31">capa_move = …</text:span></text:p>
                    <text:p><text:span text:style-name="T31">if (capa_move &gt; capa_now)</text:span></text:p>
                    <text:list>
                      <text:list-header>
                        <text:p><text:span text:style-name="T31">imb = busiest-&gt;load_per_task</text:span></text:p>
                        <text:p><text:span text:style-name="T31"/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>
          <draw:text-box>
            <text:p><text:span text:style-name="T40">Summ</text:span><text:span text:style-name="T40">ary of </text:span><text:span text:style-name="T40">existing </text:span><text:span text:style-name="T40">co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tistics gathering of all three input signals at the same time </text:p>
              </text:list-item>
              <text:list-item>
                <text:p>Heuristics use all three input signals</text:p>
              </text:list-item>
              <text:list-item>
                <text:p>Intermingled with Feature support</text:p>
              </text:list-item>
              <text:list-item>
                <text:p>Influence of former input signals noticeable (fix_small_imbalance()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 text:c="2"/>O<text:span text:style-name="T24">rder (</text:span><text:span text:style-name="T41">nr_running</text:span><text:span text:style-name="T24"> -&gt; </text:span><text:span text:style-name="T41">utilization</text:span><text:span text:style-name="T24"> -&gt; </text:span><text:span text:style-name="T41">load</text:span><text:span text:style-name="T24">)?</text:span> </text:p>
              </text:list-item>
              <text:list-item>
                <text:p><text:span text:style-name="T24"><text:s text:c="2"/></text:span><text:span text:style-name="T24">Which parameter to use when?</text:span></text:p>
              </text:list-item>
            </text:list>
            <text:list text:style-name="L2">
              <text:list-item>
                <text:list>
                  <text:list-item>
                    <text:p><text:span text:style-name="T24">Static mapping to domain (i.e. topology flags) or</text:span></text:p>
                  </text:list-item>
                  <text:list-item>
                    <text:p><text:span text:style-name="T42">sds-&gt;sum_nr_running &lt;= sd-&gt;span_weight</text:span><text:span text:style-name="T43"> </text:span><text:span text:style-name="T44">(needs statistics gathering first </text:span><text:span text:style-name="T44">!)</text:span></text:p>
                    <text:p><text:span text:style-name="T45">root_domain-&gt;over-utilized</text:span><text:span text:style-name="T24"> (EAS, Tipping Point))</text:span></text:p>
                  </text:list-item>
                </text:list>
              </text:list-item>
            </text:list>
            <text:list text:style-name="L3">
              <text:list-item>
                <text:p><text:span text:style-name="T24"><text:s text:c="2"/></text:span><text:span text:style-name="T24">Difference between nr_running and utiliz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42">sds-&gt;sum_nr_running &lt;= sd-&gt;span_weight</text:span></text:p>
                  </text:list-item>
                </text:list>
              </text:list-item>
            </text:list>
            <text:list text:style-name="L3">
              <text:list-item>
                <text:p><text:span text:style-name="T24"><text:s text:c="2"/></text:span><text:span text:style-name="T24">Difference between utilization and load</text:span></text:p>
              </text:list-item>
            </text:list>
            <text:list text:style-name="L2">
              <text:list-item>
                <text:list>
                  <text:list-item>
                    <text:p><text:span text:style-name="T24">Over the Tipping Point, influence of priority (SMPnice)</text:span></text:p>
                  </text:list-item>
                </text:list>
              </text:list-item>
            </text:list>
          </draw:text-box>
        </draw:frame>
        <draw:frame presentation:style-name="pr1" draw:text-style-name="P16" draw:layer="layout" svg:width="27cm" svg:height="3.51cm" svg:x="0.6cm" svg:y="0.837cm" presentation:class="title" presentation:user-transformed="true">
          <draw:text-box>
            <text:p><text:span text:style-name="T7">How to </text:span><text:span text:style-name="T7">do a </text:span><text:span text:style-name="T7">parame</text:span><text:span text:style-name="T7">trized </text:span><text:span text:style-name="T7">approa</text:span><text:span text:style-name="T7">ch?</text:span><text:span text:style-name="T2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6.32cm" svg:height="12.72cm" svg:x="1.4cm" svg:y="4.644cm" presentation:class="outline" presentation:user-transformed="true">
          <draw:text-box>
            <text:list text:style-name="L4">
              <text:list-item>
                <text:p><text:s text:c="2"/>(<text:span text:style-name="T46">nr_running * 1024)</text:span> as parameter</text:p>
              </text:list-item>
            </text:list>
            <text:list text:style-name="L2">
              <text:list-item>
                <text:list>
                  <text:list-item>
                    <text:p><text:span text:style-name="T24">Would allow to have </text:span><text:span text:style-name="T45">${param}_per_task</text:span><text:span text:style-name="T24"> and </text:span><text:span text:style-name="T45">avg_${param}</text:span></text:p>
                  </text:list-item>
                </text:list>
              </text:list-item>
            </text:list>
            <text:list text:style-name="L3">
              <text:list-item>
                <text:p><text:span text:style-name="T24"><text:s text:c="2"/></text:span><text:span text:style-name="T41">avg_${param}</text:span><text:span text:style-name="T24"> for dependeny to capacity</text:span></text:p>
              </text:list-item>
              <text:list-item>
                <text:p><text:span text:style-name="T24"><text:s text:c="2"/></text:span><text:span text:style-name="T24">Heuristics have to be parametrized as well</text:span></text:p>
              </text:list-item>
            </text:list>
            <text:list text:style-name="L2">
              <text:list-item>
                <text:list>
                  <text:list-item>
                    <text:p><text:span text:style-name="T24">Only use one sort of </text:span><text:span text:style-name="T45">${param}</text:span><text:span text:style-name="T24">, </text:span><text:span text:style-name="T45">${param}_per_task</text:span><text:span text:style-name="T24"> and </text:span><text:span text:style-name="T45">avg_${param}</text:span></text:p>
                  </text:list-item>
                </text:list>
              </text:list-item>
            </text:list>
            <text:list text:style-name="L3">
              <text:list-item>
                <text:p><text:span text:style-name="T24"><text:s text:c="2"/></text:span><text:span text:style-name="T24">Helper functions like </text:span><text:span text:style-name="T41">group_is_overloaded()</text:span><text:span text:style-name="T24"> might go away </text:span></text:p>
              </text:list-item>
              <text:list-item>
                <text:p><text:span text:style-name="T24"><text:s text:c="2"/></text:span><text:span text:style-name="T24">Instability due to system running near the boundary b/w 2 params?</text:span></text:p>
              </text:list-item>
              <text:list-item>
                <text:p><text:span text:style-name="T24"><text:s text:c="3"/></text:span><text:span text:style-name="T24">Has nothing to do with EAS (best cpu for task)</text:span></text:p>
              </text:list-item>
            </text:list>
            <text:list text:style-name="L2">
              <text:list-item>
                <text:list>
                  <text:list-item>
                    <text:p><text:span text:style-name="T24">But EAS is not about balancing in the first place</text:span></text:p>
                  </text:list-item>
                  <text:list-item>
                    <text:p><text:span text:style-name="T24">Force balancing big task onto big Cpu (misfit task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</text:list-header>
                </text:list>
              </text:list-item>
            </text:list>
          </draw:text-box>
        </draw:frame>
        <draw:frame presentation:style-name="pr1" draw:text-style-name="P16" draw:layer="layout" svg:width="27cm" svg:height="3.51cm" svg:x="0.6cm" svg:y="0.837cm" presentation:class="title" presentation:user-transformed="true">
          <draw:text-box>
            <text:p><text:span text:style-name="T7">How to do a </text:span><text:span text:style-name="T7">parametrize</text:span><text:span text:style-name="T7">d approach?</text:span><text:span text:style-name="T2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6.32cm" svg:height="12.72cm" svg:x="1.4cm" svg:y="4.644cm" presentation:class="outline" presentation:user-transformed="true">
          <draw:text-box>
            <text:list text:style-name="L5">
              <text:list-item>
                <text:p><text:s text:c="2"/>Make load balance code easier</text:p>
                <text:p><text:span text:style-name="T24">- remove </text:span><text:span text:style-name="T45">rq-&gt;cpu_load[idx]</text:span><text:span text:style-name="T24"> array</text:span></text:p>
                <text:list>
                  <text:list-header>
                    <text:p><text:span text:style-name="T24">- replace it with imbalance_pct ?</text:span></text:p>
                  </text:list-header>
                </text:list>
                <text:p><text:span text:style-name="T24">- Remove fix_small_imbalance()</text:span></text:p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</text:list-header>
                </text:list>
              </text:list-item>
            </text:list>
          </draw:text-box>
        </draw:frame>
        <draw:frame presentation:style-name="pr1" draw:text-style-name="P16" draw:layer="layout" svg:width="27cm" svg:height="3.51cm" svg:x="0.6cm" svg:y="0.837cm" presentation:class="title" presentation:user-transformed="true">
          <draw:text-box>
            <text:p><text:span text:style-name="T7">How to </text:span><text:span text:style-name="T7">do a </text:span><text:span text:style-name="T7">parame</text:span><text:span text:style-name="T7">trized </text:span><text:span text:style-name="T7">approa</text:span><text:span text:style-name="T7">ch?</text:span><text:span text:style-name="T24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Liberation Mono3" svg:font-family="'Liberation Mono'" style:font-family-generic="modern" style:font-pitch="fixed"/>
    <style:font-face style:name="Liberation Mono4" svg:font-family="'Liberation Mono'" style:font-adornments="Regular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FreeSans1" svg:font-family="FreeSans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2:03:55.923308947</meta:creation-date>
    <dc:date>2017-04-04T02:04:28.323018567</dc:date>
    <meta:editing-duration>PT5H39M52S</meta:editing-duration>
    <meta:editing-cycles>38</meta:editing-cycles>
    <meta:generator>LibreOffice/5.1.6.2$Linux_X86_64 LibreOffice_project/10m0$Build-2</meta:generator>
    <meta:document-statistic meta:object-count="84"/>
  </office:meta>
</office:document-meta>
</file>